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r310DateTimeFormatAnnotationFormatterFactory.getFormatter( DateTimeFormat annotation , Class &lt; ? &gt; fiel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r310DateTimeFormatAnnotationFormatterFactory.getParser( DateTimeFormat annotation , Class &lt; ? &gt; field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r310DateTimeFormatAnnotationFormatterFactory.isLocal(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310DateTimeFormatAnnotationFormatterFactory.getPrinter( DateTimeFormat annotation , Class &lt; ? &gt; field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r310DateTimeFormatAnnotationFormatterFactory.getFiel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